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68f" officeooo:paragraph-rsid="000816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RI HARSHA DV</text:p>
      <text:p text:style-name="P1">17BTCSO52</text:p>
      <text:p text:style-name="P1">14/06/18</text:p>
      <text:p text:style-name="P1"/>
      <text:p text:style-name="P1"/>
      <text:p text:style-name="P1">Addition of values</text:p>
      <text:p text:style-name="P1">subtraction of values</text:p>
      <text:p text:style-name="P1">multiplication of values</text:p>
      <text:p text:style-name="P1">inbuilt function </text:p>
      <text:p text:style-name="P1">merging of numbers</text:p>
      <text:p text:style-name="P1">printing name</text:p>
      <text:p text:style-name="P1">division of two numb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2:56:53.687804576</meta:creation-date>
    <dc:date>2018-06-14T13:03:41.913418878</dc:date>
    <meta:editing-duration>PT6M51S</meta:editing-duration>
    <meta:editing-cycles>1</meta:editing-cycles>
    <meta:document-statistic meta:table-count="0" meta:image-count="0" meta:object-count="0" meta:page-count="1" meta:paragraph-count="10" meta:word-count="25" meta:character-count="164" meta:non-whitespace-character-count="148"/>
    <meta:generator>LibreOffice/6.0.3.2$Linux_X86_64 LibreOffice_project/00m0$Build-2</meta:generator>
  </office:meta>
</office:document-meta>
</file>